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054013" officeooo:paragraph-rsid="00054013"/>
    </style:style>
    <style:style style:name="P2" style:family="paragraph" style:parent-style-name="Title">
      <style:paragraph-properties fo:text-align="start" style:justify-single-word="false"/>
      <style:text-properties officeooo:rsid="00054013" officeooo:paragraph-rsid="00054013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wo Weeks Notice of Resignation</text:p>
      <text:p text:style-name="P1"/>
      <text:p text:style-name="P1">Hello, this is Chase Yates. I will be resigning from Centurion Security, my last day of work will be Sunday, June 11<text:span text:style-name="T1">th</text:span>. I am leaving as an opportunity I could not pass up presented itself to me that will help me pay for living and school moreso than if I were to continue working with Centurion. I appreciate the opportunity granted to me here and I apologize for any time wasted by my brief time working here. I expect to be payed in full for my services, which goes without saying.</text:p>
      <text:p text:style-name="P1">My regards,</text:p>
      <text:p text:style-name="P1">Chase Yat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2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15:39:31.841506620</meta:creation-date>
    <dc:title>Default</dc:title>
    <meta:editing-cycles>2</meta:editing-cycles>
    <meta:generator>LibreOffice/7.4.7.2$Linux_X86_64 LibreOffice_project/40$Build-2</meta:generator>
    <meta:editing-duration>PT8M19S</meta:editing-duration>
    <dc:date>2023-05-29T15:47:50.445816239</dc:date>
    <meta:document-statistic meta:table-count="0" meta:image-count="0" meta:object-count="0" meta:page-count="1" meta:paragraph-count="4" meta:word-count="100" meta:character-count="536" meta:non-whitespace-character-count="440"/>
    <meta:template xlink:type="simple" xlink:actuate="onRequest" xlink:title="Default" xlink:href="../../../../../usr/lib/libreoffice/share/template/common/styles/Default.ott" meta:date="2023-05-29T15:39:31.352194202"/>
  </office:meta>
</office:document-meta>
</file>